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501cm" table:align="margins" style:writing-mode="lr-tb"/>
    </style:style>
    <style:style style:name="Таблица3.A" style:family="table-column">
      <style:table-column-properties style:column-width="6.1cm" style:rel-column-width="25785*"/>
    </style:style>
    <style:style style:name="Таблица3.B" style:family="table-column">
      <style:table-column-properties style:column-width="9.402cm" style:rel-column-width="39750*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style:keep-together="false" fo:keep-together="always"/>
    </style:style>
    <style:style style:name="Таблица3.B7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="none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text-properties fo:language="ru" fo:country="RU"/>
    </style:style>
    <style:style style:name="P5" style:family="paragraph" style:parent-style-name="Текст_20_абазца">
      <style:text-properties fo:language="ru" fo:country="RU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Verdana" fo:font-size="14pt" fo:language="en" fo:country="US" fo:font-style="italic" fo:font-weight="bold" style:font-size-asian="16.7999992370605pt" style:font-style-asian="italic" style:font-weight-asian="bold" style:font-name-complex="Courier New" style:font-size-complex="16.7999992370605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Georgia" fo:font-size="14pt" fo:font-style="italic" fo:font-weight="bold" style:font-size-asian="16.7999992370605pt" style:font-style-asian="italic" style:font-weight-asian="bold" style:font-size-complex="16.7999992370605pt" style:font-style-complex="italic" style:font-weight-complex="bold"/>
    </style:style>
    <style:style style:name="P15" style:family="paragraph" style:parent-style-name="Standard">
      <style:paragraph-properties fo:text-align="center" style:justify-single-word="false" style:writing-mode="lr-tb"/>
    </style:style>
    <style:style style:name="P16" style:family="paragraph" style:parent-style-name="Текст_20_абазца">
      <style:paragraph-properties style:writing-mode="lr-tb"/>
    </style:style>
    <style:style style:name="P17" style:family="paragraph" style:parent-style-name="Текст_20_абазца">
      <style:paragraph-properties style:writing-mode="lr-tb"/>
      <style:text-properties fo:language="ru" fo:country="RU"/>
    </style:style>
    <style:style style:name="P18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9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center" style:justify-single-word="false" fo:break-before="page" style:writing-mode="lr-tb"/>
    </style:style>
    <style:style style:name="P21" style:family="paragraph" style:parent-style-name="Текст_20_абазца">
      <style:paragraph-properties fo:margin-left="0.88cm" fo:margin-right="0.025cm" fo:text-indent="0.021cm" style:auto-text-indent="false"/>
    </style:style>
    <style:style style:name="P22" style:family="paragraph" style:parent-style-name="Текст_20_абазца">
      <style:paragraph-properties fo:margin-left="0.88cm" fo:margin-right="0.025cm" fo:text-align="start" style:justify-single-word="false" fo:text-indent="0.021cm" style:auto-text-indent="false"/>
    </style:style>
    <style:style style:name="P23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4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5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6" style:family="paragraph" style:parent-style-name="Текст_20_абазца">
      <style:paragraph-properties fo:margin-left="0.88cm" fo:margin-right="0.025cm" fo:margin-top="0cm" fo:margin-bottom="0cm" fo:text-indent="0.021cm" style:auto-text-indent="false"/>
    </style:style>
    <style:style style:name="P27" style:family="paragraph" style:parent-style-name="Текст_20_абазца">
      <style:paragraph-properties fo:margin-left="0.88cm" fo:margin-right="0.025cm" fo:margin-top="0cm" fo:margin-bottom="0cm" fo:text-indent="0.021cm" style:auto-text-indent="false" style:writing-mode="lr-tb"/>
    </style:style>
    <style:style style:name="P28" style:family="paragraph" style:parent-style-name="Текст_20_абазца">
      <style:paragraph-properties fo:margin-left="0.351cm" fo:margin-right="0.189cm" fo:text-indent="0cm" style:auto-text-indent="false"/>
    </style:style>
    <style:style style:name="P29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30" style:family="paragraph" style:parent-style-name="Текст_20_абазца" style:master-page-name="">
      <style:paragraph-properties fo:orphans="2" style:page-number="auto"/>
    </style:style>
    <style:style style:name="P31" style:family="paragraph" style:parent-style-name="Standard">
      <style:text-properties style:font-name="Wingdings" fo:font-size="48pt" style:font-size-asian="48pt"/>
    </style:style>
    <style:style style:name="P32" style:family="paragraph" style:parent-style-name="Текст_20_абазца">
      <style:paragraph-properties fo:margin-left="1.205cm" fo:margin-right="0.189cm" fo:text-indent="0cm" style:auto-text-indent="false"/>
    </style:style>
    <style:style style:name="P33" style:family="paragraph" style:parent-style-name="Текст_20_абазца">
      <style:paragraph-properties fo:margin-top="0.711cm" fo:margin-bottom="0.21cm" style:writing-mode="lr-tb"/>
    </style:style>
    <style:style style:name="P34" style:family="paragraph" style:parent-style-name="Текст_20_абазца">
      <style:paragraph-properties fo:margin-top="0.21cm" fo:margin-bottom="0.21cm"/>
    </style:style>
    <style:style style:name="P35" style:family="paragraph" style:parent-style-name="Текст_20_абазца" style:master-page-name="">
      <style:paragraph-properties fo:margin-top="0.61cm" fo:margin-bottom="0.21cm" style:page-number="auto"/>
    </style:style>
    <style:style style:name="P36" style:family="paragraph" style:parent-style-name="Текст_20_абазца">
      <style:paragraph-properties fo:margin-left="1.251cm" fo:margin-right="0.191cm" fo:text-align="start" style:justify-single-word="false" fo:text-indent="0cm" style:auto-text-indent="false"/>
    </style:style>
    <style:style style:name="P37" style:family="paragraph" style:parent-style-name="Текст_20_абазца">
      <style:paragraph-properties fo:margin-left="0.379cm" fo:margin-right="0.03cm" fo:text-indent="0.019cm" style:auto-text-indent="false"/>
    </style:style>
    <style:style style:name="P38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39" style:family="paragraph" style:parent-style-name="Текст_20_абазца">
      <style:paragraph-properties fo:margin-left="3.057cm" fo:margin-right="0.025cm" fo:margin-top="0cm" fo:margin-bottom="0cm" fo:text-align="start" style:justify-single-word="false" fo:text-indent="0.021cm" style:auto-text-indent="false"/>
    </style:style>
    <style:style style:name="P40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41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42" style:family="paragraph" style:parent-style-name="Исходный_20_код">
      <style:text-properties fo:language="en" fo:country="US"/>
    </style:style>
    <style:style style:name="P43" style:family="paragraph" style:parent-style-name="Исходный_20_код">
      <style:text-properties fo:language="ru" fo:country="RU"/>
    </style:style>
    <style:style style:name="P44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P45" style:family="paragraph" style:parent-style-name="Исходный_20_код" style:list-style-name="WW8Num5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P46" style:family="paragraph" style:parent-style-name="Heading_20_2" style:master-page-name="Right_20_Page">
      <style:paragraph-properties style:page-number="auto"/>
    </style:style>
    <style:style style:name="P47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48" style:family="paragraph" style:parent-style-name="Numbering_20_1" style:list-style-name="L1"/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ize="10pt" style:font-size-asian="10.5pt" style:font-size-complex="12pt"/>
    </style:style>
    <style:style style:name="T5" style:family="text">
      <style:text-properties style:font-name="Arial Black" fo:font-size="22pt" style:font-size-asian="22pt"/>
    </style:style>
    <style:style style:name="T6" style:family="text">
      <style:text-properties style:font-name="Arial Black" fo:font-size="22pt" fo:language="en" fo:country="US" style:font-size-asian="22pt"/>
    </style:style>
    <style:style style:name="T7" style:family="text">
      <style:text-properties fo:language="ru" fo:country="RU"/>
    </style:style>
    <style:style style:name="T8" style:family="text">
      <style:text-properties style:font-name="Arial1" fo:language="ru" fo:country="RU"/>
    </style:style>
    <style:style style:name="T9" style:family="text">
      <style:text-properties style:use-window-font-color="true" style:font-name-asian="Times New Roman" style:language-complex="ar" style:country-complex="SA"/>
    </style:style>
    <style:style style:name="T10" style:family="text">
      <style:text-properties style:use-window-font-color="true" fo:language="en" fo:country="US" style:font-name-asian="Times New Roman" style:language-complex="ar" style:country-complex="SA"/>
    </style:style>
    <style:style style:name="T11" style:family="text">
      <style:text-properties style:use-window-font-color="true" fo:language="ru" fo:country="RU" style:font-name-asian="Times New Roman" style:language-complex="ar" style:country-complex="SA"/>
    </style:style>
    <style:style style:name="T12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Times New Roman" fo:language="ru" fo:country="RU" fo:font-weight="normal" style:font-weight-asian="normal" style:font-weight-complex="normal"/>
    </style:style>
    <style:style style:name="T15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47"/>
      <text:p text:style-name="P7">MSP430/IAR</text:p>
      <text:p text:style-name="P8"/>
      <text:p text:style-name="P6"/>
      <text:p text:style-name="P40">scmRTOS</text:p>
      <text:p text:style-name="P18"/>
      <text:p text:style-name="P9">ОПЕРАЦИОННАЯ СИСТЕМА</text:p>
      <text:p text:style-name="P9">РЕАЛЬНОГО ВРЕМЕНИ</text:p>
      <text:p text:style-name="P10"/>
      <text:p text:style-name="P10"/>
      <text:p text:style-name="P11">для однокристальных</text:p>
      <text:p text:style-name="P11">микроконтроллеров</text:p>
      <text:p text:style-name="P12"/>
      <text:p text:style-name="P19"><text:span text:style-name="T2">Version</text:span> <text:span text:style-name="T2">4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<text:span text:style-name="T5">2003-20</text:span><text:span text:style-name="T6">11</text:span></text:p>
      <text:p text:style-name="P20"/>
      <text:h text:style-name="P46" text:outline-level="2">Общие сведения</text:h>
      <text:p text:style-name="Текст_20_абазца"><text:span text:style-name="T7">Процессорное ядро микроконтроллеров семейства </text:span><text:span text:style-name="Имя_20_собственное">MSP430</text:span><text:span text:style-name="T2"> </text:span><text:span text:style-name="T7">фирмы </text:span><text:span text:style-name="Имя_20_собственное">Texas Instruments</text:span><text:span text:style-name="T2"> </text:span>имеет простую, стройную архитектуру, что позволяет реализовать <text:s/>платформеннозависимую часть для него достаточно просто.</text:p>
      <text:p text:style-name="Текст_20_абазца">Данный порт предназначен для использования совместно с программным пакетом <text:span text:style-name="Имя_20_собственное">EW430</text:span><text:span text:style-name="T2"> </text:span><text:span text:style-name="T7">фирмы </text:span><text:span text:style-name="Имя_20_собственное">IAR Systems</text:span><text:span text:style-name="T2">. </text:span><text:span text:style-name="Имя_20_собственное">EW430</text:span> использует один стек для данных и адресов возвратов.</text:p>
      <text:p text:style-name="Текст_20_абазца">В конце настоящего документа будет приведён пример настройки приложения для использования его с портом.</text:p>
      <text:h text:style-name="Heading_20_2" text:outline-level="2">Объекты портирования</text:h>
      <text:p text:style-name="Текст_20_абазца">Ниже приведены значения (с краткими пояснения) макросов, типов и прочих объектов портирования. Более подробно <text:span text:style-name="T7">об объектах портирования</text:span> – см документацию на <text:span text:style-name="T1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8"><text:span text:style-name="Мнемоника"><text:span text:style-name="T8">Название</text:span></text:span></text:p>
          </table:table-cell>
          <table:table-cell table:style-name="Таблица3.A1" office:value-type="string">
            <text:p text:style-name="P36"><text:span text:style-name="Мнемоника"><text:span text:style-name="T8">Значение</text:span></text:span><text:span text:style-name="Мнемоника"><text:span text:style-name="T8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2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37"><text:span text:style-name="Мнемоника">INLINE</text:span></text:p>
          </table:table-cell>
          <table:table-cell table:style-name="Таблица3.A1" office:value-type="string">
            <text:p text:style-name="P32"><text:span text:style-name="Мнемоника">_Pragma("inline=forced") inline</text:span></text:p>
          </table:table-cell>
        </table:table-row>
        <table:table-row>
          <table:table-cell table:style-name="Таблица3.A1" office:value-type="string">
            <text:p text:style-name="P37"><text:span text:style-name="Мнемоника">OS_PROCESS</text:span></text:p>
          </table:table-cell>
          <table:table-cell table:style-name="Таблица3.A1" office:value-type="string">
            <text:p text:style-name="P32"><text:span text:style-name="Мнемоника">__task</text:span></text:p>
          </table:table-cell>
        </table:table-row>
        <table:table-row table:style-name="Таблица3.4">
          <table:table-cell table:style-name="Таблица3.A1" office:value-type="string">
            <text:p text:style-name="P37"><text:span text:style-name="Мнемоника">OS_INTERRUPT</text:span></text:p>
          </table:table-cell>
          <table:table-cell table:style-name="Таблица3.A1" office:value-type="string">
            <text:p text:style-name="P32"><text:span text:style-name="Мнемоника">__interrupt</text:span></text:p>
          </table:table-cell>
        </table:table-row>
        <table:table-row>
          <table:table-cell table:style-name="Таблица3.A1" office:value-type="string">
            <text:p text:style-name="P37"><text:span text:style-name="Мнемоника">DUMMY_INSTR()</text:span></text:p>
          </table:table-cell>
          <table:table-cell table:style-name="Таблица3.A1" office:value-type="string">
            <text:p text:style-name="P32"><text:span text:style-name="Мнемоника">__no_operation()</text:span></text:p>
          </table:table-cell>
        </table:table-row>
        <table:table-row>
          <table:table-cell table:style-name="Таблица3.A1" office:value-type="string">
            <text:p text:style-name="P37"><text:span text:style-name="Мнемоника">SYS_TIMER_CRIT_SECT()</text:span></text:p>
          </table:table-cell>
          <table:table-cell table:style-name="Таблица3.A1" office:value-type="string">
            <text:p text:style-name="P32"><text:span text:style-name="Мнемоника">&lt;None&gt;</text:span><text:soft-page-break/></text:p>
          </table:table-cell>
        </table:table-row>
        <table:table-row>
          <table:table-cell table:style-name="Таблица3.A1" office:value-type="string">
            <text:p text:style-name="P37"><text:span text:style-name="Мнемоника">SEPARATE_RETURN_STACK</text:span></text:p>
          </table:table-cell>
          <table:table-cell table:style-name="Таблица3.B7" office:value-type="float" office:value="0">
            <text:p text:style-name="P32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37"><text:span text:style-name="Мнемоника">ENABLE_NESTED_INTERRUPTS</text:span></text:p>
          </table:table-cell>
          <table:table-cell table:style-name="Таблица3.A1" office:value-type="string">
            <text:p text:style-name="P27"><text:span text:style-name="Мнемоника">OS::TNestedISRW NestedISRW</text:span></text:p>
            <text:p text:style-name="P39"><text:span text:style-name="Мнемоника"><text:span text:style-name="T14">или</text:span></text:span></text:p>
            <text:p text:style-name="P26"><text:span text:style-name="Мнемоника"><text:s/></text:span><text:span text:style-name="Мнемоника">__enable_interrupt()</text:span></text:p>
          </table:table-cell>
        </table:table-row>
      </table:table>
      <text:p text:style-name="P33">О макросе <text:s/><text:span text:style-name="Мнемоника">ENABLE_NESTED_INTERRUPTS</text:span> следует сказать особо. Макрос определяется на уровне проекта и задаёт поведение кода, разрешающего вложенные прерывания. Этот код является разным для различных схем передачи управления. Для варианта с прямой передачей управления, это просто разрешение прерываний. Для варианта с передачей управления на основе программного прерывания, используется уже знакомый механизм классов-«обёрток», в конструкторах которых производятся требуемые для реализации функционала действия, а в деструкторах – комплементарные им. В частности, в данном случае в конструкторе помимо разрешения прерываний предварительно запрещаются прерывания переключения контекстов, чтобы этого не произошло во время выполнения прерывания.</text:p>
      <text:p text:style-name="P34">Макрос <text:span text:style-name="Мнемоника">ENABLE_NESTED_INTERRUPTS</text:span>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h text:style-name="P4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"><text:span text:style-name="Мнемоника"><text:span text:style-name="T8">Название</text:span></text:span></text:p>
          </table:table-cell>
          <table:table-cell table:style-name="Таблица4.A1" office:value-type="string">
            <text:p text:style-name="P29"><text:span text:style-name="Мнемоника"><text:span text:style-name="T8">Значение</text:span></text:span></text:p>
          </table:table-cell>
        </table:table-row>
        <table:table-row>
          <table:table-cell table:style-name="Таблица4.A1" office:value-type="string">
            <text:p text:style-name="P21"><text:span text:style-name="Мнемоника">stack_item_t</text:span></text:p>
          </table:table-cell>
          <table:table-cell table:style-name="Таблица4.A1" office:value-type="string">
            <text:p text:style-name="P28"><text:span text:style-name="Мнемоника">uint16_t</text:span></text:p>
          </table:table-cell>
        </table:table-row>
        <table:table-row>
          <table:table-cell table:style-name="Таблица4.A1" office:value-type="string">
            <text:p text:style-name="P23"><text:span text:style-name="Мнемоника"><text:span text:style-name="T9">status_reg_t</text:span></text:span></text:p>
          </table:table-cell>
          <table:table-cell table:style-name="Таблица4.A1" office:value-type="string">
            <text:p text:style-name="P28"><text:span text:style-name="Мнемоника">uint16_t</text:span></text:p>
          </table:table-cell>
        </table:table-row>
      </table:table>
      <text:h text:style-name="Heading_20_3" text:outline-level="3">Пользовательские типы</text:h>
      <text:p text:style-name="P30">Класс-«обёртка» критической секции – см «<text:span text:style-name="Ссылка_20_на_20_название"><text:sequence-ref text:reference-format="text" text:ref-name="refЛистинг0">Листинг 1  TCritSect</text:sequence-ref></text:span>». <text:span text:style-name="T11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</text:span><text:span text:style-name="T11">запрещаются, в деструкторе – значение статусного <text:s/></text:span><text:span text:style-name="T11">регистра </text:span><text:soft-page-break/><text:span text:style-name="T11">восстанавливается. Таким образом, от точки создания объекта и до точки уничтожения прерывания процессора оказываются запрещёнными.</text:span></text:p>
      <text:list xml:id="list42616975" text:style-name="WW8Num5">
        <text:list-item>
          <text:p text:style-name="P41">class TCritSect</text:p>
        </text:list-item>
        <text:list-item>
          <text:p text:style-name="P41">{</text:p>
        </text:list-item>
        <text:list-item>
          <text:p text:style-name="P41">public:</text:p>
        </text:list-item>
        <text:list-item>
          <text:p text:style-name="P41"><text:s text:c="4"/>INLINE TCritSect () </text:p>
        </text:list-item>
        <text:list-item>
          <text:p text:style-name="P41"><text:s text:c="8"/>: StatusReg(__get_interrupt_state()) { __disable_interrupt(); }</text:p>
        </text:list-item>
        <text:list-item>
          <text:p text:style-name="P41"><text:s text:c="4"/>INLINE ~TCritSect() { __set_interrupt_state(StatusReg); }</text:p>
        </text:list-item>
        <text:list-item>
          <text:p text:style-name="P41"/>
        </text:list-item>
        <text:list-item>
          <text:p text:style-name="P41">private:</text:p>
        </text:list-item>
        <text:list-item>
          <text:p text:style-name="P41"><text:s text:c="4"/>status_reg_t StatusReg;</text:p>
        </text:list-item>
        <text:list-item>
          <text:p text:style-name="P41">};</text:p>
        </text:list-item>
      </text:list>
      <text:p text:style-name="Название_20_объекта"><text:span text:style-name="НазваниеОбъекта"><text:span text:style-name="T11">Листинг </text:span></text:span><text:span text:style-name="НазваниеОбъекта"><text:span text:style-name="T10"><text:sequence text:ref-name="refЛистинг0" text:name="Листинг" text:formula="ooow:Листинг+1" style:num-format="1">1</text:sequence></text:span></text:span><text:span text:style-name="НазваниеОбъекта"><text:span text:style-name="T10"> </text:span></text:span><text:span text:style-name="T10"> </text:span><text:span text:style-name="T12">TCritSect</text:span></text:p>
      <text:p text:style-name="P5"><text:span text:style-name="T9">Класс </text:span><text:span text:style-name="Мнемоника"><text:span text:style-name="T9">TPrioMaskTable</text:span></text:span><text:span text:style-name="T9"> представляет таблицу преобразования номеров приоритетов в маски-теги процессов. Назначение класса – оптимизация вычисления тегов. Объект этого класса используется функцией </text:span><text:span text:style-name="Мнемоника"><text:span text:style-name="T9">get_prio_tag()</text:span></text:span><text:span text:style-name="T9">. </text:span><text:span text:style-name="T9">Определение класса – см «</text:span><text:span text:style-name="Ссылка_20_на_20_название"><text:sequence-ref text:reference-format="text" text:ref-name="refЛистинг1">Листинг 2  TPrioMaskTable</text:sequence-ref></text:span><text:span text:style-name="T9">».</text:span></text:p>
      <text:list xml:id="list42609235" text:continue-list="list42616975" text:style-name="WW8Num5">
        <text:list-item text:start-value="1">
          <text:p text:style-name="Исходный_20_код">struct TPrioMaskTable</text:p>
        </text:list-item>
        <text:list-item>
          <text:p text:style-name="Исходный_20_код">{</text:p>
        </text:list-item>
        <text:list-item>
          <text:p text:style-name="Исходный_20_код"><text:s text:c="4"/>TPrioMaskTable()</text:p>
        </text:list-item>
        <text:list-item>
          <text:p text:style-name="Исходный_20_код"><text:s text:c="4"/>{</text:p>
        </text:list-item>
        <text:list-item>
          <text:p text:style-name="Исходный_20_код"><text:s text:c="8"/>TProcessMap pm = 0x01;</text:p>
        </text:list-item>
        <text:list-item>
          <text:p text:style-name="Исходный_20_код"><text:s text:c="8"/>for(uint_fast8_t i = 0; i &lt; sizeof(Table); i++)</text:p>
        </text:list-item>
        <text:list-item>
          <text:p text:style-name="Исходный_20_код"><text:s text:c="8"/>{</text:p>
        </text:list-item>
        <text:list-item>
          <text:p text:style-name="Исходный_20_код"><text:s text:c="12"/>Table[i] = pm;</text:p>
        </text:list-item>
        <text:list-item>
          <text:p text:style-name="Исходный_20_код"><text:s text:c="12"/>pm &lt;&lt;= 1;</text:p>
        </text:list-item>
        <text:list-item>
          <text:p text:style-name="Исходный_20_код"><text:s text:c="8"/>}</text:p>
        </text:list-item>
        <text:list-item>
          <text:p text:style-name="Исходный_20_код"><text:s text:c="4"/>}</text:p>
        </text:list-item>
        <text:list-item>
          <text:p text:style-name="Исходный_20_код"/>
        </text:list-item>
        <text:list-item>
          <text:p text:style-name="Исходный_20_код"><text:s text:c="4"/>TProcessMap Table[scmRTOS_PROCESS_COUNT+1];</text:p>
        </text:list-item>
        <text:list-item>
          <text:p text:style-name="Исходный_20_код">};</text:p>
        </text:list-item>
      </text:list>
      <text:p text:style-name="P24"><text:span text:style-name="НазваниеОбъекта"><text:span text:style-name="T11">Листинг </text:span></text:span><text:span text:style-name="НазваниеОбъекта"><text:span text:style-name="T10"><text:sequence text:ref-name="refЛистинг1" text:name="Листинг" text:formula="ooow:Листинг+1" style:num-format="1">2</text:sequence></text:span></text:span><text:span text:style-name="НазваниеОбъекта"><text:span text:style-name="T10"> </text:span></text:span><text:span text:style-name="Мнемоника"><text:span text:style-name="T10"> </text:span></text:span><text:span text:style-name="Мнемоника"><text:span text:style-name="T12">TPrioMaskTable</text:span></text:span></text:p>
      <text:p text:style-name="P23"><text:span text:style-name="T11">Класс-«обёртка»</text:span><text:span text:style-name="Мнемоника"><text:span text:style-name="T9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2">Листинг 3 TISRW</text:sequence-ref></text:span>».</text:p>
      <text:list xml:id="list42624595" text:continue-list="list42609235" text:style-name="WW8Num5">
        <text:list-item text:start-value="1">
          <text:p text:style-name="Исходный_20_код"><text:soft-page-break/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Исходный_20_код"><text:s text:c="4"/>INLINE <text:s/>TISRW() <text:s/>{ isr_enter(); } <text:s text:c="21"/></text:p>
        </text:list-item>
        <text:list-item>
          <text:p text:style-name="Исходный_20_код"><text:s text:c="4"/>INLINE <text:s/>~TISRW() { isr_exit(); <text:s/>} <text:s text:c="21"/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nter() <text:s text:c="31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xit() <text:s text:c="32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disable_interrupts(); <text:s text:c="29"/>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25"><text:span text:style-name="НазваниеОбъекта"><text:span text:style-name="T9">Листинг </text:span></text:span><text:span text:style-name="НазваниеОбъекта"><text:span text:style-name="T10"><text:sequence text:ref-name="refЛистинг2" text:name="Листинг" text:formula="ooow:Листинг+1" style:num-format="1">3</text:sequence></text:span></text:span><text:span text:style-name="НазваниеОбъекта"><text:span text:style-name="T10"> </text:span></text:span><text:span text:style-name="Мнемоника"><text:span text:style-name="T12">TISRW</text:span></text:span></text:p>
      <text:p text:style-name="P5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 и до разрешения вложенных прерываний, если использование таковых разрешено.</text:p>
      <text:p text:style-name="P5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P5">Порт <text:span text:style-name="Имя_20_собственное">MSP430/IAR</text:span><text:span text:style-name="T2"> </text:span>поддерживает возможность использования отдельного стека для прерываний, т.е. когда при входе в обработчик прерываний происходит переключение на отдельный стек. Такой подход даёт экономию стеков процессов, т.к. в этом случае не нужно в стеках процессов резервировать пространство для работы обработчиков прерываний. В качестве области памяти, выделенной под стек прерываний, используется память, которая была стеком до старта ОС. </text:p>
      <text:p text:style-name="Текст_20_абазца">Для реализации этой возможности порт предоставляет специализированную версию класса-«обёртки» <text:span text:style-name="Мнемоника">TISRW_SS</text:span><text:span text:style-name="T2">, </text:span>в конструкторе которого указатель стека переключается на стек <text:s/>прерываний, а в деструкторе обратно на стек прерванного процесса. Поскольку такое переключение требует доступа к аппаратному указателю стека процессора, осуществить это можно только на ассемблере либо с помощью <text:soft-page-break/>специальных расширений. Пакет <text:span text:style-name="Имя_20_собственное">EW430</text:span><text:span text:style-name="T2"> </text:span>предоставляет такие расширения в виде <text:span text:style-name="T3">intrinsic</text:span><text:span text:style-name="T2"> </text:span>функций.</text:p>
      <text:p text:style-name="Текст_20_абазца">Возможно, также, использовать вложенные прерывания, для чего рекомендуется использовать макрос <text:span text:style-name="Мнемоника">ENABLE_NESTED_INTERRUPTS</text:span>, который учитывает особенности схем передачи управления в системе.</text:p>
      <text:p text:style-name="Заммечание">ЗАМЕЧАНИЕ. <draw:frame draw:style-name="fr1" draw:name="Врезка3" text:anchor-type="char" svg:x="-0.101cm" svg:y="0.407cm" svg:width="1.609cm" svg:height="1.508cm" draw:z-index="0"><draw:text-box><text:p text:style-name="P31"></text:p></draw:text-box></draw:frame>Поскольку <text:span text:style-name="T2">MSP430 </text:span>не поддерживает аппаратное переключение на стек прерываний и не имеет аппаратного многоуровневого контроллера прерываний, использовать обе эти возможности <text:span text:style-name="T13">не рекомендуется</text:span>, несмотря на их поддержку в коде порта. О мотивах такой рекомендации – см документацию на <text:span text:style-name="T1">scmRTOS</text:span>, глава «Ядро», подраздел «Прерывания».</text:p>
      <text:h text:style-name="Heading_20_3" text:outline-level="3">Системный таймер</text:h>
      <text:p text:style-name="Текст_20_абазца">Выбор и настройка аппаратного таймера процессора, выбранного в качестве системного таймера, также вынесены на уровень приложения. В порте определён только обработчик прерывания аппаратного таймера.</text:p>
      <text:p text:style-name="Текст_20_абазца">В одном из конфигурационных файлов приложения задаётся, какой именно таймер будет использоваться в качестве системного – это делается путём определения макроса, указывающего вектор прерывания используемого таймера. Код по настройке<text:note text:id="ftn2" text:note-class="footnote"><text:note-citation>1</text:note-citation><text:note-body><text:p text:style-name="Footnote"><text:s/>Загрузка регистров управления таймера: период генерации прерываний, разрешение прерываний, запуск таймера и т.п.</text:p></text:note-body></text:note> таймера полностью вынесен на уровень приложения.</text:p>
      <text:h text:style-name="Heading_20_3" text:outline-level="3"><text:soft-page-break/>Передача управления на основе программного прерывания</text:h>
      <text:p text:style-name="Текст_20_абазца">Вариант с передачей управления на основе программного прерывания требует выделения источника прерываний для прерывания переключения контекстов, его настройки, включая функцию активации прерывания <text:span text:style-name="Мнемоника">raise_context_switch()</text:span><text:span text:style-name="T2">. </text:span><text:span text:style-name="T7">Т.к. </text:span><text:span text:style-name="Имя_20_собственное">MSP430</text:span><text:span text:style-name="T2"> </text:span><text:span text:style-name="T7">не имеет <text:s/></text:span><text:span text:style-name="T2"><text:s/></text:span><text:span text:style-name="T7">специализированного программного прерывания, то в качестве прерывания переключения контекстов должно быть взять одно из свободных прерываний процессора.</text:span><text:span text:style-name="T2"> </text:span><text:span text:style-name="T7">Все эти действия производятся на уровне приложения. В частности, в одном из конфигурационных файлов задаётся адрес вектора источника прерываний переключения контекстов и </text:span><text:span text:style-name="T7">определяется функция активации </text:span><text:span text:style-name="T7">прерывания</text:span><text:span text:style-name="T7">.</text:span></text:p>
      <text:p text:style-name="P35"><text:span text:style-name="T7">В порте </text:span><text:span text:style-name="T7">определёна собственно функция обработки прерываний, </text:span><text:span text:style-name="T7">реализованная на ассемблере</text:span><text:span text:style-name="T7">, которая производит переключение контекстов.</text:span></text:p>
      <text:h text:style-name="Heading_20_2" text:outline-level="2">Пример настройки проекта</text:h>
      <text:p text:style-name="P5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42607123" text:style-name="L1">
        <text:list-item>
          <text:p text:style-name="P48">scmRTOS_config.h;</text:p>
        </text:list-item>
        <text:list-item>
          <text:p text:style-name="P48">scmRTOS_target_cfg.h;</text:p>
        </text:list-item>
        <text:list-item>
          <text:p text:style-name="P48">scmRTOS_extensions.h</text:p>
        </text:list-item>
      </text:list>
      <text:p text:style-name="P5">Код конфигурационного файла<text:note text:id="ftn3" text:note-class="footnote"><text:note-citation>1</text:note-citation><text:note-body><text:p text:style-name="Footnote"><text:s/><text:span text:style-name="T7">Только значимая часть, без комментариев, «шапок», </text:span><text:span text:style-name="T2">code guard'</text:span><text:span text:style-name="T7">ов </text:span><text:span text:style-name="T7">и прочего</text:span><text:span text:style-name="T7">.</text:span></text:p></text:note-body></text:note> <text:span text:style-name="T2">scmRTOS_config.h – </text:span>см «<text:span text:style-name="Ссылка_20_на_20_название"><text:sequence-ref text:reference-format="text" text:ref-name="refЛистинг3">Листинг 4 scmRTOS_config.h</text:sequence-ref></text:span>».</text:p>
      <text:list xml:id="list42624883" text:continue-list="list42624595" text:style-name="WW8Num5">
        <text:list-item text:start-value="1">
          <text:p text:style-name="P42"><text:soft-page-break/>#ifndef __IAR_SYSTEMS_ASM__</text:p>
        </text:list-item>
        <text:list-item>
          <text:p text:style-name="P42"><text:bookmark text:name="__RefNumPara__28612_1335132186"/>typedef uint16_t <text:s text:c="5"/>timeout_t;<text:bookmark-end text:name="__RefNumPara__28612_1335132186"/></text:p>
        </text:list-item>
        <text:list-item>
          <text:p text:style-name="P42"><text:bookmark text:name="__RefNumPara__28610_1335132186"/>typedef uint_fast32_t tick_count_t;<text:bookmark-end text:name="__RefNumPara__28610_1335132186"/></text:p>
        </text:list-item>
        <text:list-item>
          <text:p text:style-name="P42">#endif // __IAR_SYSTEMS_ASM__</text:p>
        </text:list-item>
        <text:list-item>
          <text:p text:style-name="P42"/>
        </text:list-item>
        <text:list-item>
          <text:p text:style-name="P42"><text:bookmark text:name="__RefNumPara__28664_1335132186"/>#include &lt;msp430.h&gt;<text:bookmark-end text:name="__RefNumPara__28664_1335132186"/></text:p>
        </text:list-item>
        <text:list-item>
          <text:p text:style-name="P42"/>
        </text:list-item>
        <text:list-item>
          <text:p text:style-name="P42"><text:bookmark text:name="__RefNumPara__28546_1335132186"/>#define <text:s/>scmRTOS_PROCESS_COUNT <text:s text:c="19"/>3<text:bookmark-end text:name="__RefNumPara__28546_1335132186"/></text:p>
        </text:list-item>
        <text:list-item>
          <text:p text:style-name="P42"><text:bookmark text:name="__RefNumPara__28548_1335132186"/>#define <text:s/>scmRTOS_SYSTIMER_NEST_INTS_ENABLE <text:s text:c="7"/>1<text:bookmark-end text:name="__RefNumPara__28548_1335132186"/></text:p>
        </text:list-item>
        <text:list-item>
          <text:p text:style-name="P42"><text:bookmark text:name="__RefNumPara__28550_1335132186"/>#define <text:s/>scmRTOS_ISRW_TYPE <text:s text:c="23"/>TISRW<text:bookmark-end text:name="__RefNumPara__28550_1335132186"/></text:p>
        </text:list-item>
        <text:list-item>
          <text:p text:style-name="P42"><text:bookmark text:name="__RefNumPara__28552_1335132186"/>#define <text:s/>scmRTOS_SYSTEM_TICKS_ENABLE <text:s text:c="13"/>1<text:bookmark-end text:name="__RefNumPara__28552_1335132186"/></text:p>
        </text:list-item>
        <text:list-item>
          <text:p text:style-name="P42"><text:bookmark text:name="__RefNumPara__28554_1335132186"/>#define <text:s/>scmRTOS_SYSTIMER_HOOK_ENABLE <text:s text:c="12"/>1<text:bookmark-end text:name="__RefNumPara__28554_1335132186"/></text:p>
        </text:list-item>
        <text:list-item>
          <text:p text:style-name="P42"><text:bookmark text:name="__RefNumPara__28556_1335132186"/>#define <text:s/>scmRTOS_IDLE_HOOK_ENABLE <text:s text:c="16"/>1<text:bookmark-end text:name="__RefNumPara__28556_1335132186"/></text:p>
        </text:list-item>
        <text:list-item>
          <text:p text:style-name="P42">#define <text:s/>scmRTOS_IDLE_PROCESS_STACK_SIZE <text:s text:c="9"/>200</text:p>
        </text:list-item>
        <text:list-item>
          <text:p text:style-name="P42"><text:bookmark text:name="__RefNumPara__28560_1335132186"/>#define <text:s/>scmRTOS_CONTEXT_SWITCH_SCHEME <text:s text:c="11"/>1<text:bookmark-end text:name="__RefNumPara__28560_1335132186"/></text:p>
        </text:list-item>
        <text:list-item>
          <text:p text:style-name="P42"><text:bookmark text:name="__RefNumPara__28562_1335132186"/>#define <text:s/>scmRTOS_PRIORITY_ORDER <text:s text:c="18"/>0<text:bookmark-end text:name="__RefNumPara__28562_1335132186"/></text:p>
        </text:list-item>
        <text:list-item>
          <text:p text:style-name="P42"><text:bookmark text:name="__RefNumPara__28558_1335132186"/>#define <text:s/>scmRTOS_CONTEXT_SWITCH_USER_HOOK_ENABLE <text:s/>0<text:bookmark-end text:name="__RefNumPara__28558_1335132186"/></text:p>
        </text:list-item>
      </text:list>
      <text:p text:style-name="P25"><text:span text:style-name="НазваниеОбъекта"><text:span text:style-name="T9">Листинг </text:span></text:span><text:span text:style-name="НазваниеОбъекта"><text:span text:style-name="T10"><text:sequence text:ref-name="refЛистинг3" text:name="Листинг" text:formula="ooow:Листинг+1" style:num-format="1">4</text:sequence></text:span></text:span><text:span text:style-name="НазваниеОбъекта"><text:span text:style-name="T10"> scmRTOS_config.h</text:span></text:span></text:p>
      <text:p text:style-name="P5">Вышеприведённый файл определяет два псевдонима встроенных типов – для переменных таймаутов <text:bookmark-ref text:reference-format="number" text:ref-name="__RefNumPara__28612_1335132186">{2}</text:bookmark-ref> и для счётчика тиков системного таймера <text:bookmark-ref text:reference-format="number" text:ref-name="__RefNumPara__28610_1335132186">{3}</text:bookmark-ref>, число пользовательских процессов в количестве 3 <text:bookmark-ref text:reference-format="number" text:ref-name="__RefNumPara__28546_1335132186">{8}</text:bookmark-ref>, разрешает вложенные прерывания в обработчике прерываний<text:span text:style-name="T2"> </text:span>системного таймера <text:bookmark-ref text:reference-format="number" text:ref-name="__RefNumPara__28548_1335132186">{9}</text:bookmark-ref>, класс-«обёртка» для обработчиков прерываний простого типа, без переключения на стек прерываний <text:bookmark-ref text:reference-format="number" text:ref-name="__RefNumPara__28550_1335132186">{10}</text:bookmark-ref>, разрешает функцию системного времени – счётчик тиков системного таймера <text:bookmark-ref text:reference-format="number" text:ref-name="__RefNumPara__28552_1335132186">{11}</text:bookmark-ref>, разрешает пользовательские хуки системного таймера и фонового процесса системы (<text:span text:style-name="Мнемоника">IdleProc</text:span>) <text:bookmark-ref text:reference-format="number" text:ref-name="__RefNumPara__28554_1335132186">{12}</text:bookmark-ref>,<text:bookmark-ref text:reference-format="number" text:ref-name="__RefNumPara__28556_1335132186">{13}</text:bookmark-ref>, а пользовательский хук при переключении контекстов не разрешён <text:bookmark-ref text:reference-format="number" text:ref-name="__RefNumPara__28558_1335132186">{17}</text:bookmark-ref>, выбрана передача управления на основе программного прерывания <text:bookmark-ref text:reference-format="number" text:ref-name="__RefNumPara__28560_1335132186">{15}</text:bookmark-ref>, порядок следования приоритетов по умолчанию – <text:span text:style-name="Мнемоника">pr0</text:span><text:span text:style-name="T2"> </text:span>равно <text:span text:style-name="Мнемоника">0</text:span>, <text:span text:style-name="Мнемоника">pr1</text:span><text:span text:style-name="T2"> – </text:span><text:span text:style-name="Мнемоника">1</text:span><text:span text:style-name="T2"> </text:span>и т.д <text:bookmark-ref text:reference-format="number" text:ref-name="__RefNumPara__28562_1335132186">{16}</text:bookmark-ref>. Также указано подключение заголовочного файла программного пакета, управляющего подключением заголовочных файлов с определениями, зависящими от конкретной модели целевого процессора <text:bookmark-ref text:reference-format="number" text:ref-name="__RefNumPara__28664_1335132186">{6}</text:bookmark-ref>.</text:p>
      <text:p text:style-name="P5">Файл <text:span text:style-name="T2">scmRTOS_target_cfg.h </text:span>содержит код ОС, зависящий от требований конкретного проекта. Его содержимое – см «<text:span text:style-name="Ссылка_20_на_20_название"><text:sequence-ref text:reference-format="text" text:ref-name="refЛистинг4">Листинг 5 scmRTOS_target_cfg.h</text:sequence-ref></text:span>».</text:p>
      <text:list xml:id="list42636626" text:continue-list="list42624883" text:style-name="WW8Num5">
        <text:list-item text:start-value="1">
          <text:p text:style-name="P44"><text:bookmark text:name="__RefNumPara__28947_1335132186"/><text:soft-page-break/>#define CONTEXT_SWITCH_ISR_VECTOR <text:s/>COMPARATORA_VECTOR<text:bookmark-end text:name="__RefNumPara__28947_1335132186"/></text:p>
        </text:list-item>
        <text:list-item>
          <text:p text:style-name="P44"><text:bookmark text:name="__RefNumPara__28949_1335132186"/>#define SYSTEM_TIMER_VECTOR <text:s text:c="7"/>WDT_VECTOR<text:bookmark-end text:name="__RefNumPara__28949_1335132186"/></text:p>
        </text:list-item>
        <text:list-item>
          <text:p text:style-name="P44"/>
        </text:list-item>
        <text:list-item>
          <text:p text:style-name="P44"><text:bookmark text:name="__RefNumPara__29071_1335132186"/>#define <text:s/>LOCK_SYSTEM_TIMER() <text:s text:c="3"/>( IE1 &amp;= ~0x01 )<text:bookmark-end text:name="__RefNumPara__29071_1335132186"/></text:p>
        </text:list-item>
        <text:list-item>
          <text:p text:style-name="P44"><text:bookmark text:name="__RefNumPara__29073_1335132186"/>#define <text:s/>UNLOCK_SYSTEM_TIMER() <text:s/>( IE1 |= <text:s/>0x01 )<text:bookmark-end text:name="__RefNumPara__29073_1335132186"/></text:p>
        </text:list-item>
        <text:list-item>
          <text:p text:style-name="P44"/>
        </text:list-item>
        <text:list-item>
          <text:p text:style-name="P44">namespace OS</text:p>
        </text:list-item>
        <text:list-item>
          <text:p text:style-name="P44">{</text:p>
        </text:list-item>
        <text:list-item>
          <text:p text:style-name="P44"/>
        </text:list-item>
        <text:list-item>
          <text:p text:style-name="P44">#if scmRTOS_CONTEXT_SWITCH_SCHEME == 1</text:p>
        </text:list-item>
        <text:list-item>
          <text:p text:style-name="P45"><text:s text:c="4"/>// set flag and enable interrupt</text:p>
        </text:list-item>
        <text:list-item>
          <text:p text:style-name="P44"><text:bookmark text:name="__RefNumPara__29075_1335132186"/><text:s text:c="4"/>INLINE void raise_context_switch() { CACTL1 |= <text:s/>0x03; } <text:bookmark-end text:name="__RefNumPara__29075_1335132186"/></text:p>
        </text:list-item>
        <text:list-item>
          <text:p text:style-name="P44"/>
        </text:list-item>
        <text:list-item>
          <text:p text:style-name="P44"><text:bookmark text:name="__RefNumPara__31327_1335132186"/><text:s text:c="4"/>class TNestedISRW <text:s text:c="13"/><text:bookmark-end text:name="__RefNumPara__31327_1335132186"/></text:p>
        </text:list-item>
        <text:list-item>
          <text:p text:style-name="P44"><text:s text:c="4"/>{ <text:s text:c="29"/></text:p>
        </text:list-item>
        <text:list-item>
          <text:p text:style-name="P44"><text:s text:c="4"/>public: <text:s text:c="23"/></text:p>
        </text:list-item>
        <text:list-item>
          <text:p text:style-name="P44"><text:s text:c="8"/>TNestedISRW() : State(CACTL1) { CACTL1 &amp;= ~0x03; __enable_interrupt(); } </text:p>
        </text:list-item>
        <text:list-item>
          <text:p text:style-name="P44"><text:s text:c="8"/>~TNestedISRW() { __disable_interrupt(); CACTL1 = State; } <text:s text:c="13"/></text:p>
        </text:list-item>
        <text:list-item>
          <text:p text:style-name="P44"><text:s text:c="77"/></text:p>
        </text:list-item>
        <text:list-item>
          <text:p text:style-name="P44"><text:s text:c="4"/>private: <text:s text:c="64"/></text:p>
        </text:list-item>
        <text:list-item>
          <text:p text:style-name="P44"><text:s text:c="8"/>uint8_t State; <text:s text:c="57"/></text:p>
        </text:list-item>
        <text:list-item>
          <text:p text:style-name="P44"><text:bookmark text:name="__RefNumPara__31329_1335132186"/><text:s text:c="4"/>};<text:bookmark-end text:name="__RefNumPara__31329_1335132186"/></text:p>
        </text:list-item>
        <text:list-item>
          <text:p text:style-name="P44"><text:bookmark text:name="__RefNumPara__29145_1335132186"/><text:s text:c="4"/>#define ENABLE_NESTED_INTERRUPTS() OS::TNestedISRW NestedISRW<text:bookmark-end text:name="__RefNumPara__29145_1335132186"/></text:p>
        </text:list-item>
        <text:list-item>
          <text:p text:style-name="P44">#else</text:p>
        </text:list-item>
        <text:list-item>
          <text:p text:style-name="P44"><text:bookmark text:name="__RefNumPara__29143_1335132186"/><text:s text:c="4"/>#define ENABLE_NESTED_INTERRUPTS() __enable_interrupt()<text:bookmark-end text:name="__RefNumPara__29143_1335132186"/></text:p>
        </text:list-item>
        <text:list-item>
          <text:p text:style-name="P44">#endif // scmRTOS_CONTEXT_SWITCH_SCHEME</text:p>
        </text:list-item>
        <text:list-item>
          <text:p text:style-name="P44">}</text:p>
        </text:list-item>
      </text:list>
      <text:p text:style-name="P25"><text:span text:style-name="НазваниеОбъекта"><text:span text:style-name="T9">Листинг </text:span></text:span><text:span text:style-name="НазваниеОбъекта"><text:span text:style-name="T10"><text:sequence text:ref-name="refЛистинг4" text:name="Листинг" text:formula="ooow:Листинг+1" style:num-format="1">5</text:sequence></text:span></text:span><text:span text:style-name="НазваниеОбъекта"><text:span text:style-name="T10"> scmRTOS_target_cfg.h</text:span></text:span></text:p>
      <text:p text:style-name="P5">В начале файла заданы вектора прерываний переключения контекстов <text:bookmark-ref text:reference-format="number" text:ref-name="__RefNumPara__28947_1335132186">{1}</text:bookmark-ref> и системного таймера <text:bookmark-ref text:reference-format="number" text:ref-name="__RefNumPara__28949_1335132186">{2}</text:bookmark-ref>, что по сути является выбором конкретной аппаратуры процессора для реализации системного функционала ОС. Видно, что в качестве прерывания переключения контекстов выбрано прерывание модуля аналогового компаратора<text:note text:id="ftn4" text:note-class="footnote"><text:note-citation>1</text:note-citation><text:note-body><text:p text:style-name="Footnote"><text:s/>Т.к. <text:span text:style-name="Имя_20_собственное"><text:span text:style-name="T4">MSP430</text:span></text:span><text:span text:style-name="T2">, </text:span><text:span text:style-name="T7">к сожалению, не имеет специализированного программного прерывания, то для этой цели приходится брать прерывание какого-нибудь неиспользуемого аппаратного модуля процессора – в данном случае взят аналоговый компаратор. </text:span>В качестве источника прерываний для переключения контекстов может быть выбрано любое свободное прерывание (код активизации прерывания и т.п. должен быть, конечно, соответствующим образом модифицирован), исходя из специфики проекта и предпочтений пользователя. Именно поэтому всё, что связано с этим, вынесено на уровень проекта.</text:p></text:note-body></text:note>, а в качестве системного таймера выбран сторожевой таймер<text:note text:id="ftn5" text:note-class="footnote"><text:note-citation>2</text:note-citation><text:note-body><text:p text:style-name="Footnote"><text:s/>Запускаемый в режиме интервального таймера.</text:p></text:note-body></text:note>.</text:p>
      <text:p text:style-name="P17">Далее определены два макроса <text:bookmark-ref text:reference-format="number" text:ref-name="__RefNumPara__29071_1335132186">{4}</text:bookmark-ref>, <text:bookmark-ref text:reference-format="number" text:ref-name="__RefNumPara__29073_1335132186">{5}</text:bookmark-ref>, которые управляют разрешением прерываний системного таймера путём манипуляции битом разрешения прерываний сторожевого таймера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29075_1335132186">{12}</text:bookmark-ref><text:span text:style-name="T2">, </text:span>которая активизирует соответствующее прерывание.</text:p>
      <text:p text:style-name="P16">Для реализации вложенных прерываний определён специальный макрос, значение которого различается для вариантов с прямой передачей управления <text:bookmark-ref text:reference-format="number" text:ref-name="__RefNumPara__29143_1335132186">{25}</text:bookmark-ref> и для передачи управления на основе программного прерывания <text:bookmark-ref text:reference-format="number" text:ref-name="__RefNumPara__29145_1335132186">{23}</text:bookmark-ref>. В последнем <text:soft-page-break/>случае разрешать вложенные прерывания простым общим разрешением прерываний нельзя, т.к. это может привести к переходу в обработчик прерывания переключения контекстов, что является ошибочной ситуацией. Поэтому сначала это прерывание должно быть заблокировано и только после этого можно делать общее разрешение прерываний. При выходе из обработчика прерываний состояние управляющих ресурсов прерывания переключения контекстов должно быть приведено в исходное состояние. Для автоматизации этой работы используется специальный объект <text:bookmark-ref text:reference-format="number" text:ref-name="__RefNumPara__29145_1335132186">{23}</text:bookmark-ref> класса-«обёртки» <text:bookmark-ref text:reference-format="number" text:ref-name="__RefNumPara__31327_1335132186">{14}</text:bookmark-ref>-<text:bookmark-ref text:reference-format="number" text:ref-name="__RefNumPara__31329_1335132186">{22}</text:bookmark-ref>, использующий уже не раз описанную технологию выполнения парных действий в конструкторе и деструкторе.</text:p>
      <text:p text:style-name="Текст_20_абазца">Остальной код настройки и запуска ОС помещён в функцию <text:span text:style-name="Мнемоника">main()</text:span><text:span text:style-name="T2">,</text:span><text:span text:style-name="T7"> куда относится настройка и запуск системного таймера</text:span><text:span text:style-name="T7"> - см «</text:span><text:span text:style-name="Ссылка_20_на_20_название"><text:span text:style-name="T7"><text:sequence-ref text:reference-format="text" text:ref-name="refЛистинг5">Листинг 6 Настройка системного таймера и запуск ОС</text:sequence-ref></text:span></text:span><text:span text:style-name="T7">».</text:span></text:p>
      <text:list xml:id="list42616583" text:continue-list="list42636626" text:style-name="WW8Num5">
        <text:list-item text:start-value="1">
          <text:p text:style-name="P43">//------------------------------------------------------ <text:s text:c="3"/></text:p>
        </text:list-item>
        <text:list-item>
          <text:p text:style-name="P43">// <text:s text:c="57"/></text:p>
        </text:list-item>
        <text:list-item>
          <text:p text:style-name="P43">// <text:s text:c="3"/>System Timer start <text:s text:c="35"/></text:p>
        </text:list-item>
        <text:list-item>
          <text:p text:style-name="P43">// <text:s text:c="57"/></text:p>
        </text:list-item>
        <text:list-item>
          <text:p text:style-name="P43">// <text:s text:c="3"/>WatchDog Timer is used as System Timer. <text:s text:c="14"/></text:p>
        </text:list-item>
        <text:list-item>
          <text:p text:style-name="P43">// <text:s text:c="57"/></text:p>
        </text:list-item>
        <text:list-item>
          <text:p text:style-name="P43">// <text:s text:c="3"/>WatchDog Mode: Interval Timer Mode <text:s text:c="19"/></text:p>
        </text:list-item>
        <text:list-item>
          <text:p text:style-name="P43">// <text:s text:c="3"/>Enable Watchdog timer interrupts <text:s text:c="21"/></text:p>
        </text:list-item>
        <text:list-item>
          <text:p text:style-name="P43">// <text:s text:c="57"/></text:p>
        </text:list-item>
        <text:list-item>
          <text:p text:style-name="P43">WDTCTL <text:s/>= ( (0x5a &lt;&lt; 8) + WDTTMSEL + WDTCNTCL + WDTIS0); <text:s text:c="3"/></text:p>
        </text:list-item>
        <text:list-item>
          <text:p text:style-name="P43">IE1 <text:s text:c="3"/>|= 0x01; <text:s text:c="44"/></text:p>
        </text:list-item>
        <text:list-item>
          <text:p text:style-name="P43"><text:s text:c="60"/></text:p>
        </text:list-item>
        <text:list-item>
          <text:p text:style-name="Исходный_20_код"><text:span text:style-name="T7">OS::</text:span><text:span text:style-name="T2">r</text:span><text:span text:style-name="T7">un(); <text:s text:c="49"/></text:span></text:p>
        </text:list-item>
      </text:list>
      <text:p text:style-name="P25"><text:span text:style-name="НазваниеОбъекта"><text:span text:style-name="T9">Листинг </text:span></text:span><text:span text:style-name="НазваниеОбъекта"><text:span text:style-name="T10"><text:sequence text:ref-name="refЛистинг5" text:name="Листинг" text:formula="ooow:Листинг+1" style:num-format="1">6</text:sequence></text:span></text:span><text:span text:style-name="НазваниеОбъекта"><text:span text:style-name="T10"> </text:span></text:span><text:span text:style-name="НазваниеОбъекта"><text:span text:style-name="T9">Настройка системного таймера и запуск ОС</text:span></text:span></text:p>
      <text:p text:style-name="Текст_20_абазца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fo:text-align="end" style:justify-single-word="false" fo:hyphenation-ladder-count="no-limit" fo:text-indent="0cm" style:auto-text-indent="false" fo:padding-left="0cm" fo:padding-right="0cm" fo:padding-top="0cm" fo:padding-bottom="0.035cm" fo:border="none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0.06pt double #000000" fo:keep-with-next="always">
        <style:tab-stops>
          <style:tab-stop style:position="2.212cm"/>
        </style:tab-stops>
      </style:paragraph-properties>
      <style:text-properties style:font-name="Arial1" fo:font-size="20pt" fo:font-weight="bold" style:font-size-asian="20pt" style:font-weight-asian="bold" style:font-name-complex="Arial1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size="14pt" fo:font-weight="bold" style:font-size-asian="13pt" style:font-weight-asian="bold" style:font-name-complex="Arial1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3.519cm" fo:margin-right="0cm" fo:margin-top="0.42cm" fo:margin-bottom="0.409cm" fo:hyphenation-ladder-count="no-limit" fo:text-indent="-1.614cm" style:auto-text-indent="false" fo:background-color="transparent" fo:keep-with-next="always">
        <style:tab-stops>
          <style:tab-stop style:position="3.519cm"/>
        </style:tab-stops>
        <style:background-image/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ize="11pt" style:font-size-asian="11pt" style:font-name-complex="Arial1" style:font-size-complex="11pt"/>
    </style:style>
    <style:style style:name="Предисловие" style:family="paragraph" style:parent-style-name="Standard">
      <style:paragraph-properties fo:margin-top="0.847cm" fo:margin-bottom="0.635cm" fo:padding-left="0cm" fo:padding-right="0cm" fo:padding-top="0cm" fo:padding-bottom="0.035cm" fo:border="none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Footer" style:family="paragraph" style:parent-style-name="Standard" style:class="extra">
      <style:paragraph-properties fo:margin-left="0cm" fo:margin-right="0.009cm" fo:margin-top="0.423cm" fo:margin-bottom="0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fo:line-height="130%" fo:text-align="justify" style:justify-single-word="false" fo:text-indent="1.501cm" style:auto-text-indent="false"/>
      <style:text-properties style:font-name="Times New Roman1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size="36pt" fo:font-style="normal" style:font-size-asian="36pt" style:font-style-asian="normal" style:font-name-complex="Times New Roman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size="10pt" style:font-size-asian="10pt" style:font-name-complex="Arial1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0.06pt double #000000" fo:border-right="0.06pt double #000000" fo:border-top="none" fo:border-bottom="none" style:shadow="none" fo:keep-with-next="always">
        <style:tab-stops>
          <style:tab-stop style:position="0.529cm"/>
        </style:tab-stops>
        <style:background-image/>
      </style:paragraph-properties>
      <style:text-properties style:font-name="Courier New" fo:font-size="9pt" fo:language="en" fo:country="US" style:font-size-asian="9pt" style:font-name-complex="Courier New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size="10pt" fo:font-weight="bold" style:font-size-asian="10pt" style:font-weight-asian="bold" style:font-name-complex="Arial1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size="10pt" style:font-size-asian="10pt" style:font-name-complex="Arial1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size="20pt" fo:font-weight="bold" style:font-size-asian="20pt" style:font-weight-asian="bold" style:font-name-complex="Arial1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99pt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99pt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99pt solid #000000" fo:border-bottom="0.99pt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WW8Num4z0" style:family="text">
      <style:text-properties style:font-name="Symbol"/>
    </style:style>
    <style:style style:name="WW8Num4z5" style:family="text">
      <style:text-properties style:font-name="Wingdings"/>
    </style:style>
    <style:style style:name="WW8Num4z7" style:family="text">
      <style:text-properties style:font-name="Courier New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size="10pt" fo:language="en" fo:country="US" fo:font-weight="bold" style:font-size-asian="10.5pt" style:font-weight-asian="bold" style:font-name-complex="Courier New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size="11pt" fo:language="en" fo:country="US" fo:font-weight="bold" style:font-size-asian="11pt" style:font-weight-asian="bold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99cm" style:distance-after-sep="0.199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/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MSP430/IAR Systems</text:p>
      </style:header>
      <style:footer>
        <text:p text:style-name="MP3"><text:page-number text:select-page="current">11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7T18:03:28.46</meta:creation-date>
    <dc:date>2011-12-18T22:49:36.23</dc:date>
    <meta:editing-duration>P2DT9H26M18S</meta:editing-duration>
    <meta:editing-cycles>96</meta:editing-cycles>
    <meta:generator>LibreOffice/3.4$Win32 LibreOffice_project/340m1$Build-402</meta:generator>
    <meta:document-statistic meta:table-count="2" meta:image-count="0" meta:object-count="0" meta:page-count="11" meta:paragraph-count="181" meta:word-count="1624" meta:character-count="15024" meta:non-whitespace-character-count="11728"/>
  </office:meta>
</office:document-meta>
</file>